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font-weight="normal"/>
    </style:style>
    <style:style style:name="T2" style:family="text">
      <style:text-properties fo:font-weight="normal" fo:background-color="#e6ecf9"/>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ans compter qu'il est aisé de migrer tout ou partie d'une application Java existante vers Kotlin. </text:p>
      <text:p text:style-name="Standard"/>
      <text:p text:style-name="Text_20_body">Tout comme pour les logiciels de build Maven ou Gradle. Et côté <text:a xlink:type="simple" xlink:href="https://www.journaldunet.fr/web-tech/dictionnaire-du-webmastering/1203355-framework/" text:style-name="Internet_20_link" text:visited-style-name="Visited_20_Internet_20_Link">framework</text:a>, Spring commence à prendre le chemin de Kotlin.</text:p>
      <text:p text:style-name="Text_20_body">"En matière d'analyseurs de code en revanche, il y a pour l'instant peu de solutions adaptées. </text:p>
      <text:p text:style-name="Standard">Reste à savoir si Kotlin pourra, à terme, venir véritablement supplanter le développement d'applications Java sur Android. "Il faudrait pour ce faire que tout le code d'Android soit réécrit en Kotlin. Cela permettrait d'aboutir à une exécution native et 100% optimisée de Kotlin sur l'OS de Google, comme c'est le cas avec Java aujourd'hui", souligne Arnaud Dupuis. Kotlin pourrait-il par ailleurs venir concurrencer Java dans les systèmes d'entreprise, un domaine où le langage d'Oracle est également très présent. "Tout va dépendre de l'adoption de Kotlin par l'écosystème Java dans son ensemble, et notamment son intégration à d'autres frameworks. Il faudra aussi observer comment Oracle va réagir, avec Java 9 et 10", indique David Wursteisen. Et Arnaud Dupuis de conclure : "N'oublions pas que Kotlin reste jeune, et sa communauté de développeurs encore relativement petite." </text:p>
      <text:p text:style-name="Standard"/>
      <text:p text:style-name="Standard"/>
      <text:p text:style-name="Text_20_body"><text:span text:style-name="T1">Une différence majeure entre Java et Kotlin est que ce dernier n’a aucune disposition pour</text:span> <text:span text:style-name="Emphasis"><text:span text:style-name="T1">les exceptions vérifiées</text:span></text:span> <text:span text:style-name="T1">.</text:span> <text:span text:style-name="T1">Par conséquent, il n'est pas nécessaire d'</text:span> <text:span text:style-name="Emphasis"><text:span text:style-name="T1">attraper</text:span></text:span> <text:span text:style-name="T1">ou de</text:span> <text:span text:style-name="Emphasis"><text:span text:style-name="T1">déclarer</text:span></text:span> <text:span text:style-name="T1">des</text:span> <text:span text:style-name="Emphasis"><text:span text:style-name="T1">exceptions</text:span></text:span> <text:span text:style-name="T1">.</text:span> </text:p>
      <text:section text:style-name="Sect1" text:name="gpt-passback1">
        <text:p text:style-name="Text_20_body"/>
      </text:section>
      <text:p text:style-name="Text_20_body"><text:span text:style-name="T1">Si un développeur travaillant en Java trouve qu'il est agaçant d'utiliser</text:span> <text:span text:style-name="Emphasis"><text:span text:style-name="T1">des blocs try / catch</text:span></text:span> <text:span text:style-name="T1">dans le code, l'omission faite par Kotlin peut être considérée comme un changement bienvenu.</text:span> <text:span text:style-name="T1">Cependant, c'est l'inverse si le développeur estime que</text:span> <text:span text:style-name="Emphasis"><text:span text:style-name="T1">les exceptions vérifiées</text:span></text:span> <text:span text:style-name="T1">encouragent</text:span> <text:span text:style-name="Emphasis"><text:span text:style-name="T1">la récupération des erreurs</text:span></text:span> <text:span text:style-name="T1">et la création de code robuste.</text:span> </text:p>
      <text:p text:style-name="Standard"/>
      <text:h text:style-name="Heading_20_3" text:outline-level="3"><text:bookmark text:name="implicit-widening-conversions"/><text:span text:style-name="Strong_20_Emphasis">Conversions d'élargissement implicites</text:span> </text:h>
      <text:p text:style-name="Text_20_body"><text:span text:style-name="T1">Les</text:span> <text:span text:style-name="Emphasis"><text:span text:style-name="T1">conversions avec élargissement implicite</text:span></text:span> <text:span text:style-name="T1">des nombres en Kotlin</text:span> <text:span text:style-name="T1">ne sont pas</text:span> <text:span text:style-name="T1">prises en charge.</text:span> <text:span text:style-name="T1">Ainsi,</text:span> <text:span text:style-name="Emphasis"><text:span text:style-name="T1">les types plus petits</text:span></text:span> <text:span text:style-name="T1">ne peuvent pas être convertis en</text:span> <text:span text:style-name="Emphasis"><text:span text:style-name="T1">types plus grands</text:span></text:span> <text:span text:style-name="T1">.</text:span> <text:span text:style-name="T1">Alors que Java prend en charge les</text:span> <text:span text:style-name="Emphasis"><text:span text:style-name="T1">conversions implicites</text:span></text:span> <text:span text:style-name="T1">, Kotlin doit effectuer une conversion explicite afin de réaliser la conversion.</text:span> </text:p>
      <text:p text:style-name="Standard"/>
      <text:p text:style-name="Standard"/>
      <text:h text:style-name="Heading_20_3" text:outline-level="3"><text:bookmark text:name="non-private-fields"/><text:span text:style-name="Strong_20_Emphasis">Champs non privés</text:span> </text:h>
      <text:p text:style-name="Text_20_body"><text:span text:style-name="Emphasis"><text:span text:style-name="T1">L'encapsulation</text:span></text:span> <text:span text:style-name="T1">est essentielle dans tout programme pour atteindre un niveau souhaitable de maintenabilité.</text:span> </text:p>
      <text:p text:style-name="Text_20_body"><text:span text:style-name="T1">En encapsulant la représentation d'un</text:span> <text:span text:style-name="Emphasis"><text:span text:style-name="T1">objet</text:span></text:span> <text:span text:style-name="T1">, il est possible de faire en sorte que les</text:span> <text:span text:style-name="Emphasis"><text:span text:style-name="T1">appelants</text:span></text:span> <text:span text:style-name="T1">interagissent avec lui.</text:span> <text:span text:style-name="T1">De plus, il est possible de changer la représentation sans avoir besoin de modifier les</text:span> <text:span text:style-name="Emphasis"><text:span text:style-name="T1">appelants</text:span></text:span> <text:span text:style-name="T1">, à condition que l'</text:span> <text:span text:style-name="Emphasis"><text:span text:style-name="T1">API publique</text:span></text:span> <text:span text:style-name="T1">reste inchangée.</text:span> </text:p>
      <text:p text:style-name="Text_20_body"><text:span text:style-name="Emphasis"><text:span text:style-name="T1">Les champs non privés</text:span></text:span> <text:span text:style-name="T1">ou</text:span> <text:span text:style-name="Emphasis"><text:span text:style-name="T1">publics</text:span></text:span> <text:span text:style-name="T1">de Java sont utiles dans les scénarios dans lesquels les</text:span> <text:span text:style-name="Emphasis"><text:span text:style-name="T1">appelants</text:span></text:span> <text:span text:style-name="T1">d'un</text:span> <text:span text:style-name="Emphasis"><text:span text:style-name="T1">objet</text:span></text:span> <text:span text:style-name="T1">doivent modifier leur représentation en conséquence.</text:span> <text:span text:style-name="T1">Cela signifie simplement que de tels</text:span> <text:span text:style-name="Emphasis"><text:span text:style-name="T1">champs</text:span></text:span> <text:span text:style-name="T1">exposent la représentation d'un</text:span> <text:span text:style-name="Emphasis"><text:span text:style-name="T1">objet</text:span></text:span> <text:span text:style-name="T1">aux</text:span> <text:span text:style-name="Emphasis"><text:span text:style-name="T1">appelants</text:span></text:span> <text:span text:style-name="T1">.</text:span> <text:span text:style-name="T1">Kotlin n'a pas de</text:span> <text:span text:style-name="Emphasis"><text:span text:style-name="T1">champs non privés</text:span></text:span> <text:span text:style-name="T1">.</text:span> </text:p>
      <text:h text:style-name="Heading_20_3" text:outline-level="3"><text:bookmark text:name="ternary-operator"/><text:soft-page-break/><text:span text:style-name="Strong_20_Emphasis">Opérateur ternaire</text:span> </text:h>
      <text:p text:style-name="Text_20_body"><text:span text:style-name="T1">Contrairement à Kotlin, Java a un</text:span> <text:span text:style-name="Emphasis"><text:span text:style-name="T1">opérateur ternaire</text:span></text:span> <text:span text:style-name="T1">.</text:span> <text:span text:style-name="T1">L'</text:span> <text:span text:style-name="Emphasis"><text:span text:style-name="T1">opérateur ternaire Java</text:span></text:span> <text:span text:style-name="T1">fonctionne simplement comme une</text:span> <text:span text:style-name="Emphasis"><text:span text:style-name="T1">instruction if de</text:span></text:span> <text:span text:style-name="T1">base</text:span> <text:span text:style-name="T1">.</text:span> <text:span text:style-name="T1">Il consiste en une condition qui est évaluée à vrai ou faux.</text:span> </text:p>
      <text:p text:style-name="Standard"/>
      <text:h text:style-name="Heading_20_3" text:outline-level="3"><text:bookmark text:name="static-members"/><text:span text:style-name="Strong_20_Emphasis">Membres statiques</text:span> </text:h>
      <text:p text:style-name="Text_20_body"><text:span text:style-name="T1">Kotlin n'a aucune disposition pour</text:span> <text:span text:style-name="Emphasis"><text:span text:style-name="T1">les membres statiques</text:span></text:span> <text:span text:style-name="T1">.</text:span> <text:span text:style-name="T1">Toutefois, dans le </text:span><text:a xlink:type="simple" xlink:href="https://translate.googleusercontent.com/translate_c?depth=1&amp;hl=fr&amp;prev=search&amp;rurl=translate.google.com&amp;sl=en&amp;sp=nmt4&amp;u=https://hackr.io/tutorials/learn-java%3Fref%3Dblog&amp;xid=25657,15700023,15700186,15700191,15700256,15700259,15700262,15700265,15700271,15700283&amp;usg=ALkJrhit1lOYFKUZE__VfQnbW5jcyO51MA" text:style-name="Internet_20_link" text:visited-style-name="Visited_20_Internet_20_Link"><text:span text:style-name="T1">langage de programmation Java</text:span></text:a><text:span text:style-name="T1"> , le mot clé</text:span> <text:span text:style-name="Emphasis"><text:span text:style-name="T1">static</text:span></text:span> <text:span text:style-name="T1">indique que le membre avec lequel le mot clé est utilisé appartient à un</text:span> <text:span text:style-name="Emphasis"><text:span text:style-name="T1">type</text:span></text:span> <text:span text:style-name="T1">lui-même et non à une</text:span> <text:span text:style-name="Emphasis"><text:span text:style-name="T1">instance</text:span></text:span> <text:span text:style-name="T1">de ce</text:span> <text:span text:style-name="Emphasis"><text:span text:style-name="T1">type</text:span></text:span> <text:span text:style-name="T1">.</text:span> </text:p>
      <text:p text:style-name="Text_20_body"><text:span text:style-name="T1">Cela signifie simplement qu'une et une seule</text:span> <text:span text:style-name="Emphasis"><text:span text:style-name="T1">instance</text:span></text:span> <text:span text:style-name="T1">de ce</text:span> <text:span text:style-name="Emphasis"><text:span text:style-name="T1">membre statique</text:span></text:span> <text:span text:style-name="T1">est créée et partagée entre toutes les</text:span> <text:span text:style-name="Emphasis"><text:span text:style-name="T1">instances</text:span></text:span> <text:span text:style-name="T1">de la</text:span> <text:span text:style-name="Emphasis"><text:span text:style-name="T1">classe</text:span></text:span> <text:span text:style-name="T1">.</text:span> </text:p>
      <text:p text:style-name="Standard"/>
      <text:p text:style-name="Standard"/>
      <text:h text:style-name="Heading_20_3" text:outline-level="3"><text:bookmark text:name="primitive-types"/><text:span text:style-name="Strong_20_Emphasis">Types primitifs</text:span> </text:h>
      <text:p text:style-name="Text_20_body"><text:span text:style-name="T1">Il existe 8</text:span> <text:span text:style-name="Emphasis"><text:span text:style-name="T1">types de données primitives</text:span></text:span> <text:span text:style-name="T1">, notamment</text:span> <text:span text:style-name="Emphasis"><text:span text:style-name="T1">char</text:span></text:span> <text:span text:style-name="T1">,</text:span> <text:span text:style-name="Emphasis"><text:span text:style-name="T1">double</text:span></text:span> <text:span text:style-name="T1">,</text:span> <text:span text:style-name="Emphasis"><text:span text:style-name="T1">float</text:span></text:span> <text:span text:style-name="T1">et</text:span> <text:span text:style-name="Emphasis"><text:span text:style-name="T1">int</text:span></text:span> <text:span text:style-name="T1">.</text:span> <text:span text:style-name="T1">Contrairement à Kotlin, les</text:span> <text:span text:style-name="Emphasis"><text:span text:style-name="T1">variables</text:span></text:span> <text:span text:style-name="T1">de</text:span> <text:span text:style-name="Emphasis"><text:span text:style-name="T1">type primitif</text:span></text:span> <text:span text:style-name="T1">ne sont pas des</text:span> <text:span text:style-name="Emphasis"><text:span text:style-name="T1">objets</text:span></text:span> <text:span text:style-name="T1">en Java.</text:span> <text:span text:style-name="T1">Cela signifie qu'ils ne sont pas un</text:span> <text:span text:style-name="Emphasis"><text:span text:style-name="T1">objet</text:span></text:span> <text:span text:style-name="T1">instancié à partir d'une</text:span> <text:span text:style-name="Emphasis"><text:span text:style-name="T1">classe</text:span></text:span> <text:span text:style-name="T1">ou d'une</text:span> <text:span text:style-name="Emphasis"><text:span text:style-name="T1">structure</text:span></text:span> <text:span text:style-name="T1">.</text:span> </text:p>
      <text:p text:style-name="Standard"/>
      <text:p text:style-name="Standard"/>
      <text:p text:style-name="Text_20_body"><text:span text:style-name="T1">Il est évident que certaines fonctionnalités sont meilleures dans Kotlin alors que pour d’autres, il est avantageux d’utiliser Java.</text:span> <text:span text:style-name="T1">Pour ceux qui ne veulent pas abandonner l’un des deux</text:span> <text:a xlink:type="simple" xlink:href="https://translate.googleusercontent.com/translate_c?depth=1&amp;hl=fr&amp;prev=search&amp;rurl=translate.google.com&amp;sl=en&amp;sp=nmt4&amp;u=https://dzone.com/articles/most-used-programming-languages-for-android-app-de&amp;xid=25657,15700023,15700186,15700191,15700256,15700259,15700262,15700265,15700271,15700283&amp;usg=ALkJrhhQjteeO_oCWndAL08fFym_ZvfuDQ" text:style-name="Internet_20_link" text:visited-style-name="Visited_20_Internet_20_Link"><text:span text:style-name="T1">principaux langages de programmation pour le développement Android</text:span></text:a> <text:span text:style-name="T1">, heureusement, il existe un autre moyen.</text:span> </text:p>
      <text:p text:style-name="Text_20_body"><text:span text:style-name="T2">Quelles que soient les différences entre les deux langages de programmation, ils sont totalement interopérables.</text:span> <text:span text:style-name="T1">Java et Kotlin sont tous deux compilés en bytecode.</text:span> <text:span text:style-name="T1">Cela signifie qu'il est possible d'appeler du code Java à partir de Kotlin et inversement.</text:span> </text:p>
      <text:p text:style-name="Text_20_body"><text:span text:style-name="T1">Cette flexibilité présente deux avantages.</text:span> <text:span text:style-name="T1">Premièrement, cela facilite la mise en route de Kotlin en introduisant progressivement le code Kotlin dans un projet Java.</text:span> <text:span text:style-name="T1">Deuxièmement, les deux langues peuvent être utilisées simultanément dans n'importe quel projet de développement d'applications Android.</text:span> </text:p>
      <text:p text:style-name="Standard"/>
      <text:p text:style-name="Standard"/>
      <text:p text:style-name="Standard">Je continue à développer en Java du moment qu'il y a une vaste documentation et une grande communauté très active. </text:p>
      <text:p text:style-name="Standard"/>
      <text:p text:style-name="Standard"/>
      <text:p text:style-name="Standard">Je n'utilise Java que pour Android et là j'ai vu de suite l'intérêt de Kotlin et le gain de confort. Le tout sans rien perdre puisque Kotlin produit au final du byte-code Java et donc les librairies Java restent fonctionnelles, sachant qu'on peut même mélanger du code java avec du code Kotlin dans la même application. Il y a même un copié/collé dans Android Studio qui permet de copier un code Java et de le coller en Kotlin, avec conversion automatique.<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Uim Caniia</meta:initial-creator>
    <meta:creation-date>2019-11-21T09:27:14.34</meta:creation-date>
    <meta:document-statistic meta:table-count="0" meta:image-count="0" meta:object-count="0" meta:page-count="2" meta:paragraph-count="24" meta:word-count="818" meta:character-count="5128"/>
    <dc:date>2019-11-21T11:18:58.18</dc:date>
    <dc:creator>Uim Caniia</dc:creator>
    <meta:editing-duration>PT1H21M20S</meta:editing-duration>
    <meta:editing-cycles>1</meta:editing-cycles>
    <meta:generator>OpenOffice/4.1.5$Win32 OpenOffice.org_project/415m1$Build-9789</meta:generator>
  </office:meta>
</office:document-meta>
</file>